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/>
      <style:text-properties fo:color="#000000"/>
    </style:style>
    <style:style style:name="ce5" style:family="table-cell" style:parent-style-name="Default" style:data-style-name="N0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RISULTATI DELL’ESAME DI INFORMATICA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OGNOME</text:p>
          </table:table-cell>
          <table:table-cell table:style-name="ce2" office:value-type="string" calcext:value-type="string">
            <text:p>I ESERCIZIO</text:p>
          </table:table-cell>
          <table:table-cell table:style-name="ce2" office:value-type="string" calcext:value-type="string">
            <text:p>II ESERCIZIO</text:p>
          </table:table-cell>
          <table:table-cell table:style-name="ce2" office:value-type="string" calcext:value-type="string">
            <text:p>III ESERCIZIO</text:p>
          </table:table-cell>
          <table:table-cell table:style-name="ce2" office:value-type="string" calcext:value-type="string">
            <text:p>TOTALE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VO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cola</text:p>
          </table:table-cell>
          <table:table-cell office:value-type="string" calcext:value-type="string">
            <text:p>Alberti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3]+[.E3]+[.F3]" office:value-type="float" office:value="53" calcext:value-type="float">
            <text:p>53</text:p>
          </table:table-cell>
          <table:table-cell table:formula="of:=([.G3]/90)*100" office:value-type="float" office:value="58.8888888888889" calcext:value-type="float">
            <text:p>58,8888888888889</text:p>
          </table:table-cell>
          <table:table-cell table:formula="of:=IF(AND([.H3]&gt;=0;[.H3]&lt;50);&quot;1&quot;;IF(AND([.H3]&gt;=50;[.H3]&lt;63);&quot;2&quot;;IF(AND([.H3]&gt;=63;[.H3]&lt;76);&quot;3&quot;;IF(AND([.H3]&gt;=76;[.H3]&lt;89);&quot;4&quot;;IF(AND([.H3]&gt;=89;&quot;5&quot;;&quot;&quot;))))))" office:value-type="string" office:string-value="2" calcext:value-type="string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da</text:p>
          </table:table-cell>
          <table:table-cell office:value-type="string" calcext:value-type="string">
            <text:p>Panie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]+[.E4]+[.F4]" office:value-type="float" office:value="25" calcext:value-type="float">
            <text:p>25</text:p>
          </table:table-cell>
          <table:table-cell table:formula="of:=([.G4]/90)*100" office:value-type="float" office:value="27.7777777777778" calcext:value-type="float">
            <text:p>27,7777777777778</text:p>
          </table:table-cell>
          <table:table-cell table:formula="of:=IF(AND([.H4]&gt;=0;[.H4]&lt;50);&quot;1&quot;;IF(AND([.H4]&gt;=50;[.H4]&lt;63);&quot;2&quot;;IF(AND([.H4]&gt;=63;[.H4]&lt;76);&quot;3&quot;;IF(AND([.H4]&gt;=76;[.H4]&lt;89);&quot;4&quot;;IF(AND([.H4]&gt;=89;&quot;5&quot;;&quot;&quot;)))))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zo</text:p>
          </table:table-cell>
          <table:table-cell office:value-type="string" calcext:value-type="string">
            <text:p>Romano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D5]+[.E5]+[.F5]" office:value-type="float" office:value="64" calcext:value-type="float">
            <text:p>64</text:p>
          </table:table-cell>
          <table:table-cell table:formula="of:=([.G5]/90)*100" office:value-type="float" office:value="71.1111111111111" calcext:value-type="float">
            <text:p>71,1111111111111</text:p>
          </table:table-cell>
          <table:table-cell table:formula="of:=IF(AND([.H5]&gt;=0;[.H5]&lt;50);&quot;1&quot;;IF(AND([.H5]&gt;=50;[.H5]&lt;63);&quot;2&quot;;IF(AND([.H5]&gt;=63;[.H5]&lt;76);&quot;3&quot;;IF(AND([.H5]&gt;=76;[.H5]&lt;89);&quot;4&quot;;IF(AND([.H5]&gt;=89;&quot;5&quot;;&quot;&quot;))))))" office:value-type="string" office:string-value="3" calcext:value-type="string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na</text:p>
          </table:table-cell>
          <table:table-cell office:value-type="string" calcext:value-type="string">
            <text:p>Melandri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[.D6]+[.E6]+[.F6]" office:value-type="float" office:value="73" calcext:value-type="float">
            <text:p>73</text:p>
          </table:table-cell>
          <table:table-cell table:formula="of:=([.G6]/90)*100" office:value-type="float" office:value="81.1111111111111" calcext:value-type="float">
            <text:p>81,1111111111111</text:p>
          </table:table-cell>
          <table:table-cell table:formula="of:=IF(AND([.H6]&gt;=0;[.H6]&lt;50);&quot;1&quot;;IF(AND([.H6]&gt;=50;[.H6]&lt;63);&quot;2&quot;;IF(AND([.H6]&gt;=63;[.H6]&lt;76);&quot;3&quot;;IF(AND([.H6]&gt;=76;[.H6]&lt;89);&quot;4&quot;;IF(AND([.H6]&gt;=89;&quot;5&quot;;&quot;&quot;))))))" office:value-type="string" office:string-value="4" calcext:value-type="string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riana</text:p>
          </table:table-cell>
          <table:table-cell office:value-type="string" calcext:value-type="string">
            <text:p>Leali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7]+[.E7]+[.F7]" office:value-type="float" office:value="46" calcext:value-type="float">
            <text:p>46</text:p>
          </table:table-cell>
          <table:table-cell table:formula="of:=([.G7]/90)*100" office:value-type="float" office:value="51.1111111111111" calcext:value-type="float">
            <text:p>51,1111111111111</text:p>
          </table:table-cell>
          <table:table-cell table:formula="of:=IF(AND([.H7]&gt;=0;[.H7]&lt;50);&quot;1&quot;;IF(AND([.H7]&gt;=50;[.H7]&lt;63);&quot;2&quot;;IF(AND([.H7]&gt;=63;[.H7]&lt;76);&quot;3&quot;;IF(AND([.H7]&gt;=76;[.H7]&lt;89);&quot;4&quot;;IF(AND([.H7]&gt;=89;&quot;5&quot;;&quot;&quot;))))))" office:value-type="string" office:string-value="2" calcext:value-type="string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Lecc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8]+[.E8]+[.F8]" office:value-type="float" office:value="44" calcext:value-type="float">
            <text:p>44</text:p>
          </table:table-cell>
          <table:table-cell table:formula="of:=([.G8]/90)*100" office:value-type="float" office:value="48.8888888888889" calcext:value-type="float">
            <text:p>48,8888888888889</text:p>
          </table:table-cell>
          <table:table-cell table:formula="of:=IF(AND([.H8]&gt;=0;[.H8]&lt;50);&quot;1&quot;;IF(AND([.H8]&gt;=50;[.H8]&lt;63);&quot;2&quot;;IF(AND([.H8]&gt;=63;[.H8]&lt;76);&quot;3&quot;;IF(AND([.H8]&gt;=76;[.H8]&lt;89);&quot;4&quot;;IF(AND([.H8]&gt;=89;&quot;5&quot;;&quot;&quot;)))))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es</text:p>
          </table:table-cell>
          <table:table-cell office:value-type="string" calcext:value-type="string">
            <text:p>Piombi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9]+[.E9]+[.F9]" office:value-type="float" office:value="36" calcext:value-type="float">
            <text:p>36</text:p>
          </table:table-cell>
          <table:table-cell table:formula="of:=([.G9]/90)*100" office:value-type="float" office:value="40" calcext:value-type="float">
            <text:p>40</text:p>
          </table:table-cell>
          <table:table-cell table:formula="of:=IF(AND([.H9]&gt;=0;[.H9]&lt;50);&quot;1&quot;;IF(AND([.H9]&gt;=50;[.H9]&lt;63);&quot;2&quot;;IF(AND([.H9]&gt;=63;[.H9]&lt;76);&quot;3&quot;;IF(AND([.H9]&gt;=76;[.H9]&lt;89);&quot;4&quot;;IF(AND([.H9]&gt;=89;&quot;5&quot;;&quot;&quot;)))))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o</text:p>
          </table:table-cell>
          <table:table-cell office:value-type="string" calcext:value-type="string">
            <text:p>Baldi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0]+[.E10]+[.F10]" office:value-type="float" office:value="36" calcext:value-type="float">
            <text:p>36</text:p>
          </table:table-cell>
          <table:table-cell table:formula="of:=([.G10]/90)*100" office:value-type="float" office:value="40" calcext:value-type="float">
            <text:p>40</text:p>
          </table:table-cell>
          <table:table-cell table:formula="of:=IF(AND([.H10]&gt;=0;[.H10]&lt;50);&quot;1&quot;;IF(AND([.H10]&gt;=50;[.H10]&lt;63);&quot;2&quot;;IF(AND([.H10]&gt;=63;[.H10]&lt;76);&quot;3&quot;;IF(AND([.H10]&gt;=76;[.H10]&lt;89);&quot;4&quot;;IF(AND([.H10]&gt;=89;&quot;5&quot;;&quot;&quot;)))))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este</text:p>
          </table:table-cell>
          <table:table-cell office:value-type="string" calcext:value-type="string">
            <text:p>Prandelli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D11]+[.E11]+[.F11]" office:value-type="float" office:value="59" calcext:value-type="float">
            <text:p>59</text:p>
          </table:table-cell>
          <table:table-cell table:formula="of:=([.G11]/90)*100" office:value-type="float" office:value="65.5555555555556" calcext:value-type="float">
            <text:p>65,5555555555556</text:p>
          </table:table-cell>
          <table:table-cell table:formula="of:=IF(AND([.H11]&gt;=0;[.H11]&lt;50);&quot;1&quot;;IF(AND([.H11]&gt;=50;[.H11]&lt;63);&quot;2&quot;;IF(AND([.H11]&gt;=63;[.H11]&lt;76);&quot;3&quot;;IF(AND([.H11]&gt;=76;[.H11]&lt;89);&quot;4&quot;;IF(AND([.H11]&gt;=89;&quot;5&quot;;&quot;&quot;))))))" office:value-type="string" office:string-value="3" calcext:value-type="string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tina</text:p>
          </table:table-cell>
          <table:table-cell office:value-type="string" calcext:value-type="string">
            <text:p>Baston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D12]+[.E12]+[.F12]" office:value-type="float" office:value="83" calcext:value-type="float">
            <text:p>83</text:p>
          </table:table-cell>
          <table:table-cell table:formula="of:=([.G12]/90)*100" office:value-type="float" office:value="92.2222222222222" calcext:value-type="float">
            <text:p>92,2222222222222</text:p>
          </table:table-cell>
          <table:table-cell table:style-name="ce5" table:formula="of:=IF(AND([.H12]&gt;=0;[.H12]&lt;50);&quot;1&quot;;IF(AND([.H12]&gt;=50;[.H12]&lt;63);&quot;2&quot;;IF(AND([.H12]&gt;=63;[.H12]&lt;76);&quot;3&quot;;IF(AND([.H12]&gt;=76;[.H12]&lt;89);&quot;4&quot;;IF(AND([.H12]&gt;=89);&quot;5&quot;;&quot;F&quot;)))))" office:value-type="string" office:string-value="5" calcext:value-type="string">
            <text:p>5</text:p>
          </table:table-cell>
          <table:table-cell table:number-columns-repeated="2"/>
          <table:table-cell table:style-name="ce16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11" office:value-type="string" calcext:value-type="string">
            <text:p>COGNOME</text:p>
          </table:table-cell>
          <table:table-cell table:style-name="ce11" office:value-type="string" calcext:value-type="string">
            <text:p>VOTO</text:p>
          </table:table-cell>
          <table:table-cell table:style-name="Default" table:number-columns-repeated="2"/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VOTO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lecce</text:p>
          </table:table-cell>
          <table:table-cell table:style-name="Default" table:formula="of:=VLOOKUP([.F17];[.C3:.I12];7;0)" office:value-type="string" office:string-value="1" calcext:value-type="string">
            <text:p>1</text:p>
          </table:table-cell>
          <table:table-cell table:style-name="Default"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style-name="ce6" office:value-type="percentage" office:value="0.5" calcext:value-type="percentage">
            <text:p>50,00%</text:p>
          </table:table-cell>
          <table:table-cell table:style-name="ce7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style-name="ce6" office:value-type="percentage" office:value="0.63" calcext:value-type="percentage">
            <text:p>63,00%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style-name="ce6" office:value-type="percentage" office:value="0.76" calcext:value-type="percentage">
            <text:p>76,00%</text:p>
          </table:table-cell>
          <table:table-cell table:style-name="ce7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style-name="ce6" office:value-type="percentage" office:value="0.89" calcext:value-type="percentage">
            <text:p>89,00%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3" loext:min-decimal-places="13" number:min-integer-digits="1"/>
    </number:number-style>
    <number:percentage-style style:name="N106">
      <number:number number:decimal-places="1" loext:min-decimal-places="1" number:min-integer-digits="1"/>
      <number:text>%</number:text>
    </number:percentage-style>
    <number:number-style style:name="N107">
      <number:number number:decimal-places="14" loext:min-decimal-places="14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4:56:32.30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3T16:43:21.322000000</meta:creation-date>
    <dc:date>2020-04-07T16:00:42.933000000</dc:date>
    <meta:editing-duration>PT19M16S</meta:editing-duration>
    <meta:editing-cycles>4</meta:editing-cycles>
    <meta:generator>LibreOffice/6.4.2.2$Windows_X86_64 LibreOffice_project/4e471d8c02c9c90f512f7f9ead8875b57fcb1ec3</meta:generator>
    <meta:document-statistic meta:table-count="1" meta:cell-count="105" meta:object-count="0"/>
  </office:meta>
</office:document-meta>
</file>